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Fira Code" svg:font-family="'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efa6b" officeooo:paragraph-rsid="000efa6b"/>
    </style:style>
    <style:style style:name="P2" style:family="paragraph" style:parent-style-name="Heading_20_3">
      <style:paragraph-properties fo:text-align="center" style:justify-single-word="false"/>
      <style:text-properties officeooo:rsid="000efa6b" officeooo:paragraph-rsid="000efa6b"/>
    </style:style>
    <style:style style:name="P3" style:family="paragraph" style:parent-style-name="Heading_20_3">
      <style:text-properties officeooo:rsid="0011925e" officeooo:paragraph-rsid="0011925e"/>
    </style:style>
    <style:style style:name="P4" style:family="paragraph" style:parent-style-name="Heading_20_3">
      <style:text-properties officeooo:paragraph-rsid="001c12ee"/>
    </style:style>
    <style:style style:name="P5" style:family="paragraph" style:parent-style-name="Heading_20_3">
      <style:text-properties officeooo:rsid="001c12ee" officeooo:paragraph-rsid="001c12ee"/>
    </style:style>
    <style:style style:name="P6" style:family="paragraph" style:parent-style-name="Text_20_body">
      <style:paragraph-properties fo:text-align="center" style:justify-single-word="false"/>
      <style:text-properties officeooo:paragraph-rsid="000efa6b"/>
    </style:style>
    <style:style style:name="P7" style:family="paragraph" style:parent-style-name="Text_20_body">
      <style:text-properties officeooo:rsid="0011925e" officeooo:paragraph-rsid="0011925e"/>
    </style:style>
    <style:style style:name="P8" style:family="paragraph" style:parent-style-name="Text_20_body">
      <style:text-properties officeooo:rsid="0011925e" officeooo:paragraph-rsid="001741fe"/>
    </style:style>
    <style:style style:name="P9" style:family="paragraph" style:parent-style-name="Text_20_body">
      <style:text-properties officeooo:rsid="0011925e" officeooo:paragraph-rsid="001c12ee"/>
    </style:style>
    <style:style style:name="P10" style:family="paragraph" style:parent-style-name="Text_20_body">
      <style:text-properties officeooo:rsid="001c12ee" officeooo:paragraph-rsid="001c12ee"/>
    </style:style>
    <style:style style:name="P11" style:family="paragraph" style:parent-style-name="Text_20_body">
      <style:text-properties officeooo:rsid="00210740" officeooo:paragraph-rsid="00210740"/>
    </style:style>
    <style:style style:name="T1" style:family="text">
      <style:text-properties officeooo:rsid="001741fe"/>
    </style:style>
    <style:style style:name="T2" style:family="text">
      <style:text-properties officeooo:rsid="001c12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tion</text:h>
      <text:h text:style-name="P2" text:outline-level="3">Analyseur Syntaxique TPC</text:h>
      <text:p text:style-name="P6"/>
      <text:h text:style-name="P3" text:outline-level="3">Fonctionnement :</text:h>
      <text:p text:style-name="P7">L’analyseur reconnais le langage TPC, pour lancer l’analyseur sur un fichier faites :</text:p>
      <text:p text:style-name="P7">$&gt; make</text:p>
      <text:p text:style-name="P8">$&gt; ./as &lt; nom_fichier</text:p>
      <text:p text:style-name="P9"><text:span text:style-name="T1">La valeur de retour de l’analyseur est 0 si le fichier respecte la grammaire.</text:span></text:p>
      <text:p text:style-name="P9"/>
      <text:p text:style-name="P11">$&gt;make test</text:p>
      <text:p text:style-name="P11">Lance la batterie de tests sur des fichiers de test.</text:p>
      <text:p text:style-name="P9"/>
      <text:h text:style-name="P4" text:outline-level="3"><text:span text:style-name="T2">Choix :</text:span></text:h>
      <text:p text:style-name="Text_20_body"><text:span text:style-name="T2">Un conflit</text:span> <text:span text:style-name="T2">décalage/réduction a été laissé dans le Bison. Ce conflit provient de la grammaire fournie dans l’énoncé du sujet, à cause des règles :</text:span></text:p>
      <text:p text:style-name="P10">IF ‘(‘Exp’)’Instr</text:p>
      <text:p text:style-name="P10">IF’(‘Exp’)’Instr ELSE Instr </text:p>
      <text:p text:style-name="P10">Ce conflit a été laissé car Bison fait un choix raisonnable par défaut.</text:p>
      <text:p text:style-name="P10"/>
      <text:h text:style-name="P5" text:outline-level="3">Difficultés :</text:h>
      <text:p text:style-name="P10">Il a été difficile d’afficher la ligne de l’erreur, car j’ai tenté d’implémenter la méthode utilisant YY_INPUT. Mais au final la méthode utilisant REJECT c ‘est avérée plus intuitive pour moi. 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Fira Code" svg:font-family="'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14:42:47.393861461</meta:creation-date>
    <meta:generator>LibreOffice/6.4.6.2$Linux_X86_64 LibreOffice_project/40$Build-2</meta:generator>
    <dc:date>2020-12-30T15:00:49.463271660</dc:date>
    <meta:editing-duration>PT18M1S</meta:editing-duration>
    <meta:editing-cycles>5</meta:editing-cycles>
    <meta:document-statistic meta:table-count="0" meta:image-count="0" meta:object-count="0" meta:page-count="1" meta:paragraph-count="16" meta:word-count="129" meta:character-count="781" meta:non-whitespace-character-count="666"/>
  </office:meta>
</office:document-meta>
</file>